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pitch="variable"/>
    <style:font-face style:name="Tahoma" svg:font-family="Tahoma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4f81bd" draw:fill-gradient-name="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4.332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142cm" fo:min-width="11.56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4cm" fo:min-width="5.427cm" fo:padding-top="0.125cm" fo:padding-bottom="0.125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min-height="0.943cm" fo:min-width="13.104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6cm" fo:min-width="5.419cm" fo:padding-top="0.127cm" fo:padding-bottom="0.127cm" fo:padding-left="0.254cm" fo:padding-right="0.254cm" fo:wrap-option="wrap" draw:shadow-color="#808080"/>
      <style:paragraph-properties style:writing-mode="lr-tb"/>
    </style:style>
    <style:style style:name="pr1" style:family="presentation" style:parent-style-name="Predeterminado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r2" style:family="presentation" style:parent-style-name="Titular1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Titular1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4" style:family="presentation" style:parent-style-name="Titular1-notes">
      <style:graphic-properties draw:stroke="none" draw:fill="none" draw:fill-color="#ffffff" draw:textarea-horizontal-align="justify" draw:textarea-vertical-align="middle" fo:min-height="11.43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simple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/>
    </style:style>
    <style:style style:name="T1" style:family="text">
      <style:text-properties fo:color="#fdfd3d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T2" style:family="text">
      <style:text-properties fo:color="#fdfd3d" style:text-position="0% 100%" style:font-name="Century Schoolbook" fo:font-size="48pt" fo:language="es" fo:country="ES" fo:font-style="italic" style:text-underline-style="solid" style:text-underline-width="auto" style:text-underline-color="font-color" fo:font-weight="bold" style:font-size-asian="48pt" style:language-asian="es" style:country-asian="ES" style:font-style-asian="italic" style:font-weight-asian="bold" style:font-size-complex="48pt" style:language-complex="es" style:country-complex="ES" style:font-style-complex="italic" style:font-weight-complex="bold"/>
    </style:style>
    <style:style style:name="T3" style:family="text">
      <style:text-properties fo:color="#ffff00" style:text-position="0% 100%" style:font-name="Arial" fo:font-size="36pt" fo:language="es" fo:country="ES" style:font-size-asian="36pt" style:language-asian="es" style:country-asian="ES" style:font-size-complex="36pt" style:language-complex="es" style:country-complex="ES"/>
    </style:style>
    <style:style style:name="T4" style:family="text">
      <style:text-properties fo:color="#ffff00" style:text-position="0% 100%" style:font-name="Arial" fo:font-size="40pt" fo:language="es" fo:country="ES" style:font-size-asian="40pt" style:language-asian="es" style:country-asian="ES" style:font-size-complex="40pt" style:language-complex="es" style:country-complex="E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determinado">
        <draw:custom-shape draw:style-name="gr1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3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4" draw:text-style-name="P4" draw:layer="layout" svg:width="22.86cm" svg:height="4.586cm" svg:x="1.27cm" svg:y="7.232cm">
          <text:list text:style-name="L1">
            <text:list-header>
              <text:p text:style-name="P3"><text:span text:style-name="T2">CERCA QUIERO EST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>
        <draw:custom-shape draw:style-name="gr6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8" draw:text-style-name="P8" draw:layer="layout" svg:width="22.86cm" svg:height="3.175cm" svg:x="1.27cm" svg:y="6.35cm">
          <text:list text:style-name="L1">
            <text:list-header>
              <text:p text:style-name="P7"><text:span text:style-name="T3">CERCA QUIERO ESTAR</text:span><text:span text:style-name="T3"><text:line-break/></text:span><text:span text:style-name="T3">NO ME DEJES IR</text:span><text:span text:style-name="T3"><text:line-break/></text:span><text:span text:style-name="T3"><text:line-break/></text:span><text:span text:style-name="T3">RINDO TODO OTRA VEZ</text:span><text:span text:style-name="T3"><text:line-break/></text:span><text:span text:style-name="T3">A FIN DE TU AMIGO S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927/2"/>
            <draw:equation draw:name="f1" draw:formula="1014/2"/>
            <draw:equation draw:name="f2" draw:formula="1014"/>
            <draw:equation draw:name="f3" draw:formula="5927"/>
          </draw:enhanced-geometry>
        </draw:custom-shape>
        <draw:custom-shape draw:style-name="gr10" draw:text-style-name="P5" draw:layer="layout" svg:width="13.604cm" svg:height="1.203cm" svg:x="8.899cm" svg:y="15.9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" presentation:class="page"/>
          <draw:frame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1T11"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7"><text:span text:style-name="T4">TE ANHELO SOLO A TI</text:span><text:span text:style-name="T4"><text:line-break/></text:span><text:span text:style-name="T4">NO QUIERO NADA MAS</text:span><text:span text:style-name="T4"><text:line-break/></text:span><text:span text:style-name="T4">PUES NADA TOMA TU LUGAR</text:span><text:span text:style-name="T4"><text:line-break/></text:span><text:span text:style-name="T4">Y SENTIR EL CALOR QUE TU ME DAS</text:span><text:span text:style-name="T4"><text:line-break/></text:span><text:span text:style-name="T4">GUIA ME SEÑOR</text:span><text:span text:style-name="T4"><text:line-break/></text:span><text:span text:style-name="T4">DE REGRESO A TI</text:span></text:p>
              </text:list-header>
            </text:list>
          </draw:text-box>
        </draw:frame>
        <draw:custom-shape draw:style-name="gr5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8.622cm" svg:height="10.478cm" svg:x="1.482cm" svg:y="2.121cm" draw:page-number="3" presentation:class="page"/>
          <draw:frame presentation:style-name="pr3" draw:text-style-name="P6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1T11"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7"><text:span text:style-name="T4">TE ALABARE</text:span><text:span text:style-name="T4"><text:line-break/></text:span><text:span text:style-name="T4">ERES TODO LO QUE NECESITO</text:span><text:span text:style-name="T4"><text:line-break/></text:span><text:span text:style-name="T4"/></text:p>
              </text:list-header>
            </text:list>
          </draw:text-box>
        </draw:frame>
        <draw:custom-shape draw:style-name="gr5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31cm" draw:page-number="4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ular1" presentation:presentation-page-layout-name="AL1T11">
        <draw:frame presentation:style-name="pr2" draw:text-style-name="P5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7"><text:span text:style-name="T4">TE ADORARE</text:span><text:span text:style-name="T4"><text:line-break/></text:span><text:span text:style-name="T4">SOLO A TI JESÚS.</text:span></text:p>
              </text:list-header>
            </text:list>
          </draw:text-box>
        </draw:frame>
        <draw:custom-shape draw:style-name="gr5" draw:text-style-name="P5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draw:custom-shape draw:style-name="gr13" draw:text-style-name="P2" draw:layer="layout" svg:width="5.927cm" svg:height="1.014cm" svg:x="16.501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31cm" draw:page-number="5" presentation:class="page"/>
          <draw:frame presentation:style-name="pr4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pitch="variable"/>
    <style:font-face style:name="Tahoma" svg:font-family="Tahoma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W-Kai" svg:font-family="TW-Kai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00ff" draw:end-color="#4f81bd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gradient" draw:fill-color="#4f81bd" draw:fill-gradient-name="Gradient_20_1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1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fo:background-color="transparent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Tahoma" style:font-family-asian="Tahoma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Tahoma" style:font-family-asian="Tahoma" style:font-pitch-asian="variable" style:font-size-asian="40pt" style:font-style-asian="normal" style:font-weight-asian="normal" style:font-name-complex="Tahoma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gradient" draw:fill-color="#4f81bd" draw:fill-gradient-name="Gradient_20_1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1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ular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Tahoma" style:font-family-asian="Tahoma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textarea-vertical-align="middle">
        <text:list-style style:name="Titular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ular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Tahoma" style:font-family-asian="Tahoma" style:font-pitch-asian="variable" style:font-size-asian="40pt" style:font-style-asian="normal" style:font-weight-asian="normal" style:font-name-complex="Tahoma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4f81bd" draw:fill-gradient-name="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pr1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8b8b8b" style:text-position="0% 100%" style:font-name="Times New Roman" fo:font-size="12pt" fo:language="es" fo:country="ES" style:font-size-asian="12pt" style:language-asian="es" style:country-asian="ES" style:font-size-complex="12pt" style:language-complex="es" style:country-complex="ES"/>
    </style:style>
    <style:style style:name="MT2" style:family="text">
      <style:text-properties fo:color="#fdfd3d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MT3" style:family="text">
      <style:text-properties fo:color="#000000" style:font-name="Times New Roman" fo:font-size="14pt" fo:language="es" fo:country="EC" style:font-size-asian="14pt" style:language-asian="es" style:country-asian="EC" style:font-size-complex="14pt" style:language-complex="es" style:country-complex="E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outline1" draw:layer="backgroundobjects" svg:width="12.056cm" svg:height="1.398cm" svg:x="10.442cm" svg:y="15.725cm" presentation:class="outline" presentation:placeholder="true">
        <draw:text-box/>
      </draw:frame>
      <draw:frame presentation:style-name="Predeterminado-title" draw:layer="backgroundobjects" svg:width="22.856cm" svg:height="3.17cm" svg:x="1.27cm" svg:y="7.938cm" presentation:class="title" presentation:placeholder="true">
        <draw:text-box/>
      </draw:frame>
      <draw:frame draw:style-name="Mgr3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Predeterminado-title" draw:layer="backgroundobjects" svg:width="18.618cm" svg:height="10.473cm" svg:x="1.482cm" svg:y="2.12cm" presentation:class="page"/>
        <draw:frame presentation:style-name="Predeterminado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8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draw:style-name="Mgr9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0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itular1" style:page-layout-name="PM1" draw:style-name="Mdp1">
      <draw:frame presentation:style-name="Titular1-title" draw:layer="backgroundobjects" svg:width="22.856cm" svg:height="3.17cm" svg:x="1.27cm" svg:y="7.938cm" presentation:class="title" presentation:placeholder="true">
        <draw:text-box/>
      </draw:frame>
      <draw:frame presentation:style-name="Titular1-outline1" draw:layer="backgroundobjects" svg:width="12.056cm" svg:height="1.398cm" svg:x="10.442cm" svg:y="15.725cm" presentation:class="outline" presentation:placeholder="true">
        <draw:text-box/>
      </draw:frame>
      <draw:frame draw:style-name="Mgr11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12" draw:text-style-name="MP9" draw:layer="backgroundobjects" svg:width="5.922cm" svg:height="1.009cm" svg:x="16.501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Titular1-title" draw:layer="backgroundobjects" svg:width="18.618cm" svg:height="10.473cm" svg:x="1.482cm" svg:y="2.12cm" presentation:class="page"/>
        <draw:frame presentation:style-name="Titular1-notes" draw:layer="backgroundobjects" svg:width="17.268cm" svg:height="12.568cm" svg:x="2.161cm" svg:y="13.269cm" presentation:class="notes" presentation:placeholder="true">
          <draw:text-box/>
        </draw:frame>
        <draw:frame presentation:style-name="Mpr1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presentation:style-name="Mpr3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Alzaos puertas eternas, coronad al Rey de Gloria,</dc:title>
    <meta:initial-creator>Nombre de usuario</meta:initial-creator>
    <meta:creation-date>2011-06-22T03:02:11</meta:creation-date>
    <dc:creator>Nombre de usuario</dc:creator>
    <dc:date>2012-01-03T03:42:07</dc:date>
    <meta:editing-cycles>88</meta:editing-cycles>
    <meta:editing-duration>PT17H53M</meta:editing-duration>
    <meta:document-statistic meta:object-count="63"/>
    <meta:generator>LibreOffice/6.4.1.2$Linux_x86 LibreOffice_project/40$Build-2</meta:generator>
    <meta:user-defined meta:name="AppVersion">12.0000</meta:user-defined>
    <meta:user-defined meta:name="Company">Nombre de la organizaci?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